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Courier" svg:font-family="Courier" style:font-adornments="Regula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background-color="transparent">
        <style:background-image/>
      </style:paragraph-properties>
      <style:text-properties style:use-window-font-color="true" fo:background-color="transparent"/>
    </style:style>
    <style:style style:name="P2" style:family="paragraph" style:parent-style-name="Title">
      <style:paragraph-properties fo:text-align="center" style:justify-single-word="false" fo:background-color="transparent">
        <style:background-image/>
      </style:paragraph-properties>
    </style:style>
    <style:style style:name="P3" style:family="paragraph" style:parent-style-name="Text_20_body">
      <style:text-properties fo:font-size="10pt" fo:font-weight="normal" style:font-size-asian="10pt" style:font-weight-asian="normal" style:font-size-complex="10pt" style:font-weight-complex="normal"/>
    </style:style>
    <style:style style:name="P4" style:family="paragraph" style:parent-style-name="CodeSnippetJS">
      <style:text-properties fo:font-size="10pt" fo:font-weight="normal" style:font-size-asian="10pt" style:font-weight-asian="normal" style:font-size-complex="10pt" style:font-weight-complex="normal"/>
    </style:style>
    <style:style style:name="P5" style:family="paragraph" style:parent-style-name="CodeSnippetJS">
      <style:text-properties fo:font-weight="bold" style:font-weight-asian="bold" style:font-weight-complex="bold"/>
    </style:style>
    <style:style style:name="P6" style:family="paragraph" style:parent-style-name="Contents_20_1">
      <style:paragraph-properties>
        <style:tab-stops>
          <style:tab-stop style:position="6.6953in" style:type="right" style:leader-style="dotted" style:leader-text="."/>
        </style:tab-stops>
      </style:paragraph-properties>
    </style:style>
    <style:style style:name="P7" style:family="paragraph" style:parent-style-name="Contents_20_2">
      <style:paragraph-properties>
        <style:tab-stops>
          <style:tab-stop style:position="6.4984in" style:type="right" style:leader-style="dotted" style:leader-text="."/>
        </style:tab-stops>
      </style:paragraph-properties>
    </style:style>
    <style:style style:name="P8" style:family="paragraph" style:parent-style-name="Contents_20_3">
      <style:paragraph-properties>
        <style:tab-stops>
          <style:tab-stop style:position="6.302in" style:type="right" style:leader-style="dotted" style:leader-text="."/>
        </style:tab-stops>
      </style:paragraph-properties>
    </style:style>
    <style:style style:name="P9" style:family="paragraph" style:parent-style-name="Contents_20_4">
      <style:paragraph-properties>
        <style:tab-stops>
          <style:tab-stop style:position="6.1055in"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text-properties fo:font-weight="normal" style:font-weight-asian="normal" style:font-weight-complex="normal"/>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5">
      <style:text-properties fo:font-weight="bold" style:font-weight-asian="bold" style:font-weight-complex="bold"/>
    </style:style>
    <style:style style:name="P17" style:family="paragraph" style:parent-style-name="Text_20_body" style:list-style-name="L5">
      <style:text-properties style:text-line-through-style="solid" style:text-underline-style="none"/>
    </style:style>
    <style:style style:name="P18" style:family="paragraph" style:parent-style-name="Text_20_body" style:list-style-name="L5">
      <style:text-properties style:text-line-through-style="solid" fo:font-weight="bold" style:font-weight-asian="bold" style:font-weight-complex="bold"/>
    </style:style>
    <style:style style:name="P19" style:family="paragraph" style:parent-style-name="Text_20_body" style:list-style-name="L5">
      <style:text-properties style:text-line-through-style="solid"/>
    </style:style>
    <style:style style:name="P20" style:family="paragraph" style:parent-style-name="Text_20_body">
      <style:text-properties fo:font-size="10pt" fo:font-weight="normal" style:font-size-asian="10pt" style:font-weight-asian="normal" style:font-size-complex="10pt" style:font-weight-complex="normal"/>
    </style:style>
    <style:style style:name="P21" style:family="paragraph" style:parent-style-name="Text_20_body" style:list-style-name="L6"/>
    <style:style style:name="T1" style:family="text">
      <style:text-properties fo:font-size="8pt" style:font-size-asian="8pt" style:font-size-complex="8pt"/>
    </style:style>
    <style:style style:name="T2" style:family="text">
      <style:text-properties fo:color="#ff0000" fo:font-size="14pt" fo:font-weight="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280099"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style:text-line-through-style="solid"/>
    </style:style>
    <style:style style:name="T14" style:family="text">
      <style:text-properties style:text-line-through-style="solid" fo:font-weight="normal" style:font-weight-asian="normal" style:font-weight-complex="normal"/>
    </style:style>
    <style:style style:name="T15" style:family="text">
      <style:text-properties style:text-position="super 58%"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itle>v8 plugins: ncurses</text:title></text:p>
      <text:p text:style-name="Subtitle"><text:a xlink:type="simple" xlink:href="http://code.google.com/p/v8-juice/">http://code.google.com/p/v8-juice/</text:a></text:p>
      <text:p text:style-name="Heading">Abstract:</text:p>
      <text:p text:style-name="Text_20_body">This is the documentation for the ncurses plugin for the v8 JavaScript embedding toolkit. This pllugin provides access to the ncurses C API through JavaScript code. These docs do not cover any features of v8, only the features provided by this plugin.</text:p>
      <text:p text:style-name="Text_20_body"><text:span text:style-name="T2">ACHTUNG:</text:span> this is a ''live'' document covering an in-development software library. Ergo... it may very well contain some misleading or blatantly incorrect information! Please help us improve the documentation by submitting your suggestions to our mailing list!<text:line-break/>This documentation is derived from older work based on the SpiderApe toolkit, and may inadvertently still have references to SpiderMonkey/SpiderApe or to functionality which has not yet been ported.</text:p>
      <text:p text:style-name="Text_20_body"><text:span text:style-name="T3">Maintainer</text:span>: Stephan Beal (<text:a xlink:type="simple" xlink:href="http://wanderinghorse.net/home/stephan/">http://wanderinghorse.net/home/stephan/</text: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a xlink:type="simple" xlink:href="#1.Preliminaries|outline" text:style-name="Internet_20_link" text:visited-style-name="Internet_20_link"><text:s/>1 <text:s text:c="2"/>Preliminaries</text:a><text:tab/>2</text:p>
          <text:p text:style-name="P7"><text:a xlink:type="simple" xlink:href="#1.1.License|outline" text:style-name="Internet_20_link" text:visited-style-name="Internet_20_link"><text:s/>1.1 <text:s text:c="2"/>License</text:a><text:tab/>2</text:p>
          <text:p text:style-name="P7"><text:a xlink:type="simple" xlink:href="#1.2.Credits|outline" text:style-name="Internet_20_link" text:visited-style-name="Internet_20_link"><text:s/>1.2 <text:s text:c="2"/>Credits</text:a><text:tab/>2</text:p>
          <text:p text:style-name="P7"><text:a xlink:type="simple" xlink:href="#1.3.Document conventions|outline" text:style-name="Internet_20_link" text:visited-style-name="Internet_20_link"><text:s/>1.3 <text:s text:c="2"/>Document conventions</text:a><text:tab/>2</text:p>
          <text:p text:style-name="P7"><text:a xlink:type="simple" xlink:href="#1.4.Data Types|outline" text:style-name="Internet_20_link" text:visited-style-name="Internet_20_link"><text:s/>1.4 <text:s text:c="2"/>Data Types</text:a><text:tab/>3</text:p>
          <text:p text:style-name="P7"><text:a xlink:type="simple" xlink:href="#1.5.Opening plugins|outline" text:style-name="Internet_20_link" text:visited-style-name="Internet_20_link"><text:s/>1.5 <text:s text:c="2"/>Opening plugins</text:a><text:tab/>3</text:p>
          <text:p text:style-name="P6"><text:a xlink:type="simple" xlink:href="#2.Getting started|outline" text:style-name="Internet_20_link" text:visited-style-name="Internet_20_link"><text:s/>2 <text:s text:c="2"/>Getting started</text:a><text:tab/>3</text:p>
          <text:p text:style-name="P7"><text:a xlink:type="simple" xlink:href="#2.1.A brief history of this plugin|outline" text:style-name="Internet_20_link" text:visited-style-name="Internet_20_link"><text:s/>2.1 <text:s text:c="2"/>A brief history of this plugin</text:a><text:tab/>3</text:p>
          <text:p text:style-name="P7"><text:a xlink:type="simple" xlink:href="#2.2.Differences from native ncurses and missing features|outline" text:style-name="Internet_20_link" text:visited-style-name="Internet_20_link"><text:s/>2.2 <text:s text:c="2"/>Differences from native ncurses and missing features</text:a><text:tab/>4</text:p>
          <text:p text:style-name="P7"><text:a xlink:type="simple" xlink:href="#2.3.WINDOW handles|outline" text:style-name="Internet_20_link" text:visited-style-name="Internet_20_link"><text:s/>2.3 <text:s text:c="2"/>WINDOW handles</text:a><text:tab/>4</text:p>
          <text:p text:style-name="P7"><text:a xlink:type="simple" xlink:href="#2.4.PANEL handles|outline" text:style-name="Internet_20_link" text:visited-style-name="Internet_20_link"><text:s/>2.4 <text:s text:c="2"/>PANEL handles</text:a><text:tab/>5</text:p>
          <text:p text:style-name="P7"><text:a xlink:type="simple" xlink:href="#2.5.PAD handles|outline" text:style-name="Internet_20_link" text:visited-style-name="Internet_20_link"><text:s/>2.5 <text:s text:c="2"/>PAD handles</text:a><text:tab/>5</text:p>
          <text:p text:style-name="P7"><text:a xlink:type="simple" xlink:href="#2.6.Hello, world!|outline" text:style-name="Internet_20_link" text:visited-style-name="Internet_20_link"><text:s/>2.6 <text:s text:c="2"/>Hello, world!</text:a><text:tab/>5</text:p>
          <text:p text:style-name="P6"><text:a xlink:type="simple" xlink:href="#3.The ncurses object|outline" text:style-name="Internet_20_link" text:visited-style-name="Internet_20_link"><text:s/>3 <text:s text:c="2"/>The ncurses object</text:a><text:tab/>5</text:p>
          <text:p text:style-name="P6"><text:a xlink:type="simple" xlink:href="#4.Functions|outline" text:style-name="Internet_20_link" text:visited-style-name="Internet_20_link"><text:s/>4 <text:s text:c="2"/>Functions</text:a><text:tab/>6</text:p>
          <text:p text:style-name="P7"><text:a xlink:type="simple" xlink:href="#4.1.Function list|outline" text:style-name="Internet_20_link" text:visited-style-name="Internet_20_link"><text:s/>4.1 <text:s text:c="2"/>Function list</text:a><text:tab/>6</text:p>
          <text:p text:style-name="P6"><text:a xlink:type="simple" xlink:href="#5.The OO API|outline" text:style-name="Internet_20_link" text:visited-style-name="Internet_20_link"><text:s/>5 <text:s text:c="2"/>The OO API</text:a><text:tab/>11</text:p>
          <text:p text:style-name="P7"><text:a xlink:type="simple" xlink:href="#5.1.Notable missing features|outline" text:style-name="Internet_20_link" text:visited-style-name="Internet_20_link"><text:s/>5.1 <text:s text:c="2"/>Notable missing features</text:a><text:tab/>11</text:p>
          <text:p text:style-name="P7"><text:a xlink:type="simple" xlink:href="#5.2.NCursesWindow class|outline" text:style-name="Internet_20_link" text:visited-style-name="Internet_20_link"><text:s/>5.2 <text:s text:c="2"/>NCursesWindow class</text:a><text:tab/>11</text:p>
          <text:p text:style-name="P8"><text:a xlink:type="simple" xlink:href="#5.2.1.Constructors|outline" text:style-name="Internet_20_link" text:visited-style-name="Internet_20_link"><text:s/>5.2.1 <text:s text:c="2"/>Constructors</text:a><text:tab/>11</text:p>
          <text:p text:style-name="P8"><text:a xlink:type="simple" xlink:href="#5.2.2.Member functions|outline" text:style-name="Internet_20_link" text:visited-style-name="Internet_20_link"><text:s/>5.2.2 <text:s text:c="2"/>Member functions</text:a><text:tab/>12</text:p>
          <text:p text:style-name="P9"><text:a xlink:type="simple" xlink:href="#5.2.2.1.Panel-only functions|outline" text:style-name="Internet_20_link" text:visited-style-name="Internet_20_link"><text:s/>5.2.2.1 <text:s text:c="2"/>Panel-only functions</text:a><text:tab/>13</text:p>
          <text:p text:style-name="P8"><text:a xlink:type="simple" xlink:href="#5.2.3.Caveats|outline" text:style-name="Internet_20_link" text:visited-style-name="Internet_20_link"><text:s/>5.2.3 <text:s text:c="2"/>Caveats</text:a><text:tab/>13</text:p>
          <text:p text:style-name="P8"><text:a xlink:type="simple" xlink:href="#5.2.4.Examples|outline" text:style-name="Internet_20_link" text:visited-style-name="Internet_20_link"><text:s/>5.2.4 <text:s text:c="2"/>Examples</text:a><text:tab/>14</text:p>
          <text:p text:style-name="P7"><text:a xlink:type="simple" xlink:href="#5.3.NCursesPanel class|outline" text:style-name="Internet_20_link" text:visited-style-name="Internet_20_link"><text:s/>5.3 <text:s text:c="2"/>NCursesPanel class</text:a><text:tab/>15</text:p>
          <text:p text:style-name="P8"><text:a xlink:type="simple" xlink:href="#5.3.1.Constructors|outline" text:style-name="Internet_20_link" text:visited-style-name="Internet_20_link"><text:s/>5.3.1 <text:s text:c="2"/>Constructors</text:a><text:tab/>15</text:p>
          <text:p text:style-name="P8"><text:a xlink:type="simple" xlink:href="#5.3.2.Examples|outline" text:style-name="Internet_20_link" text:visited-style-name="Internet_20_link"><text:s/>5.3.2 <text:s text:c="2"/>Examples</text:a><text:tab/>15</text:p>
          <text:p text:style-name="P6"><text:a xlink:type="simple" xlink:href="#6.Tips and Tricks|outline" text:style-name="Internet_20_link" text:visited-style-name="Internet_20_link"><text:s/>6 <text:s text:c="2"/>Tips and Tricks</text:a><text:tab/>15</text:p>
          <text:p text:style-name="P7"><text:a xlink:type="simple" xlink:href="#6.1.Do not use overlapping WINDOWs|outline" text:style-name="Internet_20_link" text:visited-style-name="Internet_20_link"><text:s/>6.1 <text:s text:c="2"/>Do not use overlapping WINDOWs</text:a><text:tab/>15</text:p>
          <text:p text:style-name="P7"><text:a xlink:type="simple" xlink:href="#6.2.Check your coordinates!|outline" text:style-name="Internet_20_link" text:visited-style-name="Internet_20_link"><text:s/>6.2 <text:s text:c="2"/>Check your coordinates!</text:a><text:tab/>16</text:p>
          <text:p text:style-name="P7"><text:a xlink:type="simple" xlink:href="#6.3.Using colors|outline" text:style-name="Internet_20_link" text:visited-style-name="Internet_20_link"><text:s/>6.3 <text:s text:c="2"/>Using colors</text:a><text:tab/>16</text:p>
          <text:p text:style-name="P7"><text:a xlink:type="simple" xlink:href="#6.4.Redirecting std::cout &amp; std::cerr to a WINDOW|outline" text:style-name="Internet_20_link" text:visited-style-name="Internet_20_link"><text:s/>6.4 <text:s text:c="2"/>Redirecting std::cout &amp; std::cerr to a WINDOW</text:a><text:tab/>16</text:p>
          <text:p text:style-name="P7"><text:a xlink:type="simple" xlink:href="#6.5.nc_ripoffline()|outline" text:style-name="Internet_20_link" text:visited-style-name="Internet_20_link"><text:s/>6.5 <text:s text:c="2"/>nc_ripoffline()</text:a><text:tab/>17</text:p>
          <text:p text:style-name="P7"><text:a xlink:type="simple" xlink:href="#6.6.Using the mouse|outline" text:style-name="Internet_20_link" text:visited-style-name="Internet_20_link"><text:s/>6.6 <text:s text:c="2"/>Using the mouse</text:a><text:tab/>18</text:p>
          <text:p text:style-name="P6"><text:a xlink:type="simple" xlink:href="#7.The End|outline" text:style-name="Internet_20_link" text:visited-style-name="Internet_20_link"><text:s/>7 <text:s text:c="2"/>The End</text:a><text:tab/>18</text:p>
        </text:index-body>
      </text:table-of-content>
      <text:p text:style-name="Standard"/>
      <text:h text:style-name="Heading_20_1" text:outline-level="1"><text:bookmark text:name="SECTION00020000000000000000"/><text:soft-page-break/>Preliminaries</text:h>
      <text:h text:style-name="Heading_20_2" text:outline-level="2"><text:bookmark text:name="SECTION00021000000000000000"/><text:bookmark text:name="sub:License"/>License</text:h>
      <text:p text:style-name="Quotations"><text:bookmark text:name="43"/>"You cannot guaranty freedom of speech <text:span text:style-name="T5">and</text:span> enforce copyright law." </text:p>
      <text:p text:style-name="Quotations"><text:span text:style-name="T5">Ian Clarke</text:span> </text:p>
      <text:p text:style-name="Quotations">''This [document] is encrypted with ROT26 encoding. Decoding it is in violation of the Digital Millennium Copyright Act.'' </text:p>
      <text:p text:style-name="Quotations"><text:span text:style-name="T5">Anonymous Software Developer</text:span> </text:p>
      <text:p text:style-name="Text_20_body">Most of the software described in this manual is released under a BSD-style license. Some particular parts of the source tree might be released under other licenses, all of them open and none of them viral. This documentation is released into the Public Domain.</text:p>
      <text:h text:style-name="Heading_20_2" text:outline-level="2"><text:bookmark text:name="SECTION00024000000000000000"/>Credits</text:h>
      <text:p text:style-name="Quotations"><text:bookmark text:name="97"/>"It's a thankless job, but I've got a lot of Karma to burn off." </text:p>
      <text:p text:style-name="Quotations"><text:span text:style-name="T5">Anonymous Software Developer</text:span> </text:p>
      <text:p text:style-name="Text_20_body">This project's main creditor is the SpiderMonkey project: <text:a xlink:type="simple" xlink:href="http://mozilla.org/js/">http://mozilla.org/js/</text:a></text:p>
      <text:p text:style-name="Text_20_body">Without SpiderMonkey, there would have been no SpiderApe. Without SpiderApe, there would have been no bindings.</text:p>
      <text:p text:style-name="Text_20_body">Thanks also, to Tom Demuyt, who inadvertently prompted me to write this software.</text:p>
      <text:p text:style-name="Text_20_body">Thanks to Google for giving us a JavaScript engine to play with.</text:p>
      <text:p text:style-name="Text_20_body">The main developer is Stephan Beal, with v8-related assistance from the v8-users mailing list.</text:p>
      <text:h text:style-name="Heading_20_2" text:outline-level="2">Document conventions</text:h>
      <text:p text:style-name="Text_20_body">This document assumes some basic familiarity with the v8 API.</text:p>
      <text:p text:style-name="Text_20_body">If you see a variable named 'argv' without a type, assume it is a v8::Arguments object.</text:p>
      <text:p text:style-name="Text_20_body">C++, or otherwise "native", code is styled like this:</text:p>
      <text:p text:style-name="CodeSnippet">int foo = 9;</text:p>
      <text:p text:style-name="CodeSnippet">std::string s( "hi, world" );</text:p>
      <text:p text:style-name="Text_20_body"/>
      <text:p text:style-name="Text_20_body">Script code is assumed to be ECMAScript (Javascript) unless otherwise specified, and is styled like this:</text:p>
      <text:p text:style-name="CodeSnippetJS">function foo() {</text:p>
      <text:p text:style-name="CodeSnippetJS"><text:tab/>return arguments.length;</text:p>
      <text:p text:style-name="CodeSnippetJS">}</text:p>
      <text:p text:style-name="Text_20_body"/>
      <text:p text:style-name="Text_20_body">Commands meant to be typed in from a shell console or into a shell script are styled like this:</text:p>
      <text:p text:style-name="ConsoleMode">$ mycommand arg1 arg2 arg3</text:p>
      <text:p text:style-name="Text_20_body"/>
      <text:p text:style-name="Text_20_body">Note that if you are viewing this in black-and-white the formatting may not be so obvious. In that case, pay attention the drop-shadows – they are different for each type of source code.</text:p>
      <text:h text:style-name="Heading_20_2" text:outline-level="2">Data Types</text:h>
      <text:p text:style-name="Text_20_body">While Javascript is not strongly typed, when describing functions we will often use type names to describe <text:soft-page-break/>what a function accepts as parameters or returns. In addition to the conventional types like "int" and "string", we will use the following terms:</text:p>
      <text:list text:style-name="L1">
        <text:list-item>
          <text:p text:style-name="P10">"<text:span text:style-name="T8">Mixed</text:span>" means "any type" or "context-specific type." This particular term is adopted from the PHP world, which gives "mixed" the same meaning as we do here.</text:p>
        </text:list-item>
        <text:list-item>
          <text:p text:style-name="P10">"<text:span text:style-name="T8">char</text:span>" means the same as it does in C/C++. Javascript does not natively have a char type, whereas C/C++ treats chars schizophrenically (as small integers and length-one strings).</text:p>
        </text:list-item>
        <text:list-item>
          <text:p text:style-name="P10">"<text:span text:style-name="T8">object</text:span>" normally refers to an instance of an arbitrary JS-side class. Specific contexts might call for specific object types. Remember that in Javascript, Arrays and Functions are full-fledged objects.</text:p>
        </text:list-item>
      </text:list>
      <text:h text:style-name="Heading_20_2" text:outline-level="2">Opening plugins</text:h>
      <text:p text:style-name="Text_20_body">The support library around this addon has rudimentary support for loading plugins from either native code or script code. It can open (or attempt to open) arbitrary DLLs on supported platforms (that is currently platforms hosting libdl or libltdl). Examples of using it:</text:p>
      <text:p text:style-name="CodeSnippet">Handle&lt;Value&gt; rv = v8::juice::plugin::LoadPlugin( "v8-sqlite3" );</text:p>
      <text:p text:style-name="Text_20_body"/>
      <text:p text:style-name="CodeSnippetJS">load_plugin( 'v8-sqlite3' );</text:p>
      <text:h text:style-name="Heading_20_1" text:outline-level="1">Getting started</text:h>
      <text:p text:style-name="Text_20_body">This plugin provides a JS binding for the venerable C library called ncurses. If you are new to ncurses, it is highly recommended that you read up on it before continuing with this plugin. Learning to properly use ncurses requires a bit of patience and you won't learn everything you need to know in these docs.</text:p>
      <text:p text:style-name="Text_20_body">Some useful ncurses references include:</text:p>
      <text:list text:style-name="L2">
        <text:list-item>
          <text:p text:style-name="P11">The official ncurses home page: <text:a xlink:type="simple" xlink:href="http://www.gnu.org/software/ncurses/">http://www.gnu.org/software/ncurses/</text:a><text:line-break/>The source trees available there contain lots of documentation on how to use ncurses.</text:p>
        </text:list-item>
        <text:list-item>
          <text:p text:style-name="P11">Wikipedia entry: <text:a xlink:type="simple" xlink:href="http://en.wikipedia.org/wiki/Ncurses">http://en.wikipedia.org/wiki/Ncurses</text:a></text:p>
        </text:list-item>
        <text:list-item>
          <text:p text:style-name="P11">Dan Gookin's <text:span text:style-name="T6">Programmer's Guide to nCurses</text:span> is an excellent tutorial and reference, and is the most current nCurses book on the market (published in 2007):<text:line-break/><text:a xlink:type="simple" xlink:href="http://www.c-for-dummies.com/ncurses/">http://www.c-for-dummies.com/ncurses/</text:a></text:p>
        </text:list-item>
      </text:list>
      <text:h text:style-name="Heading_20_2" text:outline-level="2">A brief history of this plugin</text:h>
      <text:p text:style-name="Text_20_body">This plugin is a port of a similar plugin I wrote several years ago for the SpiderMonkey JavaScript engine engine. As far as I am aware, they are th e only ncurses bindings for JavaScript available.</text:p>
      <text:h text:style-name="Heading_20_2" text:outline-level="2">Differences from native ncurses and missing features</text:h>
      <text:p text:style-name="Text_20_body">Some of the native ncurses features are not practical to bind in JS and some are simply problematic. Here is a brief overview of the significant missing features in the JS binding and the major differences from the C API:</text:p>
      <text:list text:style-name="L3">
        <text:list-item>
          <text:p text:style-name="P12">All functions in this plugin have a prefix of "nc_" on their names. Thus the native function initscr() is called nc_initscr() in this plugin.</text:p>
        </text:list-item>
        <text:list-item>
          <text:p text:style-name="P12">SIGWINCH (a signal fired when a terminal window is resized) support is not implemented, nor are any terminal resizing features.</text:p>
        </text:list-item>
        <text:list-item>
          <text:p text:style-name="P12">The "slk" family of functions are not wrapped.</text:p>
        </text:list-item>
        <text:list-item>
          <text:p text:style-name="P12">The "menu" and "form" sub-libraries are not wrapped.</text:p>
        </text:list-item>
        <text:list-item>
          <text:p text:style-name="P13">The "wide char" family of functions are not implemented.</text:p>
        </text:list-item>
        <text:list-item>
          <text:p text:style-name="P13">Reliably removing existing windows/panels once they are in play is difficult or impossible, due to the indeterminate garbage collection of JS-side objects.</text:p>
        </text:list-item>
        <text:list-item>
          <text:p text:style-name="P12">Functions which take non-const pointers as parameters (e.g., int*, char *, or void*) do not have 1-to-1 counterparts in JS because JS has no direct equivalent when it comes to passing parameters. Many such functions are wrapped but have slightly different semantics than under native ncurses (e.g., some return a string instead of modifying a (char *) parameter, or they return an object <text:soft-page-break/>containing several data members).</text:p>
        </text:list-item>
        <text:list-item>
          <text:p text:style-name="P12">nc_initscr() does a bit more work than <text:span text:style-name="T4">initscr()</text:span> does. e.g., it calls keypad(), meta(), and cbreak(), and if color support is detected it initializes a full color palette for use with nc_color_pair(). (These are things which the majority of ncurses client apps do during their initialization, anyway.)</text:p>
        </text:list-item>
        <text:list-item>
          <text:p text:style-name="P12">The nc_endwin() function <text:span text:style-name="T6">really</text:span> exits curses mode. In C it is possible to call <text:span text:style-name="T4">endwin()</text:span>, restore the screen to a pre-curses state, then call refresh() to re-enter curses mode. Due largely to indeterminate object destruction order in JavaScript, nc_endwin() is implemented such that calling it <text:span text:style-name="T6">completely</text:span> exists curses mode. Specifically, when nc_endwin() is called, all windows are absolutely destroyed, whereas the ncurses docs say to call endwin(), then shell out, then call refresh() to go back into curses mode. In this implementation, that call to refresh() would not behave the same as in the native lib because nc_endwin() <text:span text:style-name="T6">really</text:span> ends curses mode.</text:p>
        </text:list-item>
        <text:list-item>
          <text:p text:style-name="P13"><text:span text:style-name="T4">replace_window(PANEL*,WINDOW*)</text:span> would be problematic to implement due to internal details. Likewise, <text:span text:style-name="T4">dupwin(WINDOW*)</text:span> is also unimplemented for the same reason.</text:p>
        </text:list-item>
        <text:list-item>
          <text:p text:style-name="P12"><text:span text:style-name="T9">The </text:span><text:span text:style-name="T4">def_prog_mode()</text:span><text:span text:style-name="T9"> family of functions cannot be wrapped 100% correctly because the way we internally manage WINDOWs is not compatible with the client-side workflow typically used by apps which need those functions. This is directly related to the nc_endwin() implementation (see above).</text:span></text:p>
        </text:list-item>
      </text:list>
      <text:h text:style-name="Heading_20_2" text:outline-level="2">WINDOW handles</text:h>
      <text:p text:style-name="Text_20_body">In the native C API, ncurses works with a struct type called WINDOW. This type has various members which contain the state of a window object, like its row/column position on the screen. In this plugin, WINDOW handles are an "opaque" type, meaning that they are not intended to be manipulated directly by users of the API. The exact type for any given WINDOW handle is unspecified by this API, and may in fact be different types for different handles. Thus the handles are not useful in and of themselves. Instead, they are passed around to various curses functions, and the functions act on the native WINDOW object represented by the JS-side handle.</text:p>
      <text:p text:style-name="Text_20_body">Because of their undefined types, attaching properties or functions to WINDOW handles is not guaranteed to work (and, depending on the type, might even cause a crash), and client code should never rely on that ability. We have added some non-standard ncurses functions to the API to make up for not having access to WINDOW properties directly. For example, nc_wbegy(mywindow) returns the "beginning y position" (row) of mywindow. Many of these functions are derived from the NCurses++ code and have the same names (plus an nc_ prefix).</text:p>
      <text:p text:style-name="Text_20_body">Like the native API, this plugin provides a global object named stdscr. This is a handle to the "root" window – the terminal screen itself. This object is not available until nc_initscr() has been called, and is destroyed when nc_endwin() is called. In general, except with very simple applications, it is normally best not to write to stdscr, and to instead use subwindows and panels to divide your user interface into manageable chunks.</text:p>
      <text:h text:style-name="Heading_20_2" text:outline-level="2">PANEL handles</text:h>
      <text:p text:style-name="Text_20_body">Like WINDOW handles, PANELs are handles to "panel" objects, created using the nc_new_panel() function. A PANEL object acts as a sort of proxy for a WINDOW object, adding the ability to move the window arrow, hide it, and change its stack order. Unlike WINDOWs, PANELs can be hidden and shown, and stacked on top of one another. <text:s/>Functions with "panel" in their names always expect a PANEL object. Functions which take a WINDOW object can normally take a PANEL or a WINDOW object. On the native side, the wrapper functions can treat a PANEL as a WINDOW as long as the native curses functions being called support the given operation for a PANEL (most do).</text:p>
      <text:p text:style-name="Text_20_body">For top-level UI elements, panels are normally recommended over windows. Use sub-windows of panels to fine-tune your layout.</text:p>
      <text:h text:style-name="Heading_20_2" text:outline-level="2">PAD handles</text:h>
      <text:p text:style-name="Text_20_body">PADs are virtual WINDOWs which don't have a direct counterpart on the screen. Unlike WINDOWs and PANELs, they may be larger than the physical screen. They are normally used to implement scrolling features on top of plain WINDOWs.</text:p>
      <text:p text:style-name="Text_20_body">PADs are, for most purposes, WINDOWs, but are created using the nc_newpad() and nc_subpad() functions. It is illegal to call nc_wrefresh() on a PAD – use nc_prefresh() instead. You can use nc_copywin() to copy part of a PAD to a target WINDOW or PANEL (the "viewport").</text:p>
      <text:p text:style-name="Text_20_body">If anyone figures this out how to use PADs effectively, please let us know. They are somewhat confusing to use.</text:p>
      <text:h text:style-name="Heading_20_2" text:outline-level="2"><text:soft-page-break/>Hello, world!</text:h>
      <text:p text:style-name="Text_20_body">Effectively using ncurses requires a lot of getting used to it. You <text:span text:style-name="T6">will</text:span> have to fight a bit with it to get it to refresh overlapping windows the way you think it should, for example. We won't give a long essay on how to use it, but getting started with it is pretty easy:</text:p>
      <text:p text:style-name="CodeSnippetJS">assert( load_plugin('v8-ncurses') );</text:p>
      <text:p text:style-name="CodeSnippetJS">assert( nc_initscr() );</text:p>
      <text:p text:style-name="CodeSnippetJS">nc_wbkgd( stdscr, ncurses.a2i[' '])</text:p>
      <text:p text:style-name="CodeSnippetJS"><text:tab/> <text:s text:c="3"/>| nc_color_pair("white","blue")|ncurses.BOLD );</text:p>
      <text:p text:style-name="CodeSnippetJS">nc_mvwaddstr( stdscr, 1,1, "Hello, world!" );</text:p>
      <text:p text:style-name="CodeSnippetJS">nc_wrefresh( stdscr );</text:p>
      <text:p text:style-name="CodeSnippetJS">...</text:p>
      <text:p text:style-name="CodeSnippetJS">nc_endwin(); // exits curses mode</text:p>
      <text:p text:style-name="Text_20_body">Users familiar with the C API will see the similarity. One notable difference in setting up curses in JS code, compared to C code, is that nc_initscr() sets up a color palette and sets some common options which C users have to do themselves (e.g., it calls meta() and cbreak()).</text:p>
      <text:p text:style-name="Text_20_body">To create new windows, use:</text:p>
      <text:p text:style-name="CodeSnippetJS">win = nc_newwin( lines, cols, y, x );</text:p>
      <text:p text:style-name="CodeSnippetJS">subwin = nc_derwin( win, lines-2, cols-2, 1,1 );</text:p>
      <text:p text:style-name="CodeSnippetJS">// And to clean them up:</text:p>
      <text:p text:style-name="CodeSnippetJS">nc_delwin( subwin );</text:p>
      <text:p text:style-name="CodeSnippetJS">nc_delwin( win );</text:p>
      <text:p text:style-name="Text_20_body">For much more details about programming with curses, search the web to find helpful sites like this one:</text:p>
      <text:p text:style-name="Text_20_body"><text:tab/><text:a xlink:type="simple" xlink:href="http://dickey.his.com/ncurses/ncurses-intro.html">http://dickey.his.com/ncurses/ncurses-intro.html</text:a></text:p>
      <text:h text:style-name="Heading_20_1" text:outline-level="1">The ncurses object</text:h>
      <text:p text:style-name="Text_20_body">This plugin provides a global object named ncurses to hold various ncurses-defined constants. The most common use for this object is getting the ASCII values of characters and special attribute names for use in setting window attributes, e.g.:</text:p>
      <text:p text:style-name="CodeSnippetJS">nc_wbkgd( stdscr, <text:span text:style-name="T4">ncurses.a2i['.']</text:span></text:p>
      <text:p text:style-name="CodeSnippetJS"><text:tab/>| <text:span text:style-name="T4">ncurses.A_BOLD</text:span> | nc_color("white","blue") );</text:p>
      <text:p text:style-name="Text_20_body">The ncurses object contains the following properties:</text:p>
      <text:list text:style-name="L4">
        <text:list-item>
          <text:p text:style-name="P14">An Array named <text:span text:style-name="T4">i2a</text:span> which has the integer values 0-127 as keys and their ASCII equivalents as values.</text:p>
        </text:list-item>
        <text:list-item>
          <text:p text:style-name="P14">An Array named <text:span text:style-name="T4">a2i</text:span> which has the ASCII values 0-127 as keys and their integer equivalents as values.</text:p>
        </text:list-item>
        <text:list-item>
          <text:p text:style-name="P14">All of the standard macros from ncurses are defined as properties (or functions, e.g. KEY_F()).</text:p>
        </text:list-item>
        <text:list-item>
          <text:p text:style-name="P14">Depending on how the plugin was initialized, the nc_xxx() API might be available inside this object, in which case the functions <text:span text:style-name="T6">do not</text:span> have the "nc_" prefix!</text:p>
        </text:list-item>
      </text:list>
      <text:p text:style-name="Text_20_body">Here is an overview of the mappings contained in the object:</text:p>
      <text:p text:style-name="Text_20_body"><text:span text:style-name="T4">ASCII characters 32-127</text:span> (inclusive) are mapped and reverse mapped. e.g. character #42 (the asterisk) has two entries: ncurses.a2i['*'] == 42, and ncurses.i2a[42] == '*'.</text:p>
      <text:h text:style-name="Heading_20_1" text:outline-level="1">Functions</text:h>
      <text:p text:style-name="Text_20_body">This plugin contains over 120 functions, most of which map directly to native ncurses functions declared in ncurses.h (and documented extensively in the ncurses man pages). The major difference is that all JS-side functions installed in the global scope have an nc_ prefix (by default – this behaviour can be changed: see the API documentation for details!). For example, the native initscr() function is called nc_initscr() in script code. Native ncurses has over 250 functions in its API, but this plugin only attempts to include those which are most-often used and can be sensibly used from script code (some cannot be effectively wrapped, due to their interaction with lower-level data structures).</text:p>
      <text:p text:style-name="Text_20_body">To get the whole list of functions, see the header file named v8-ncurses.h, which comes with this plugin's source code. The wrapped functions are all marked by the V8_BINDING macro, so they're easy to find. <text:soft-page-break/>Complete descriptions of most of those functions can be found in the ncurses man pages. Functions which deviate from ncurses conventions document such deviation in their API docs (the most obvious ones here are those native functions which use non-const parameters to return data to the caller).</text:p>
      <text:p text:style-name="Text_20_body">The ncurses man pages are a fairly good source of information for the API, and the book <text:span text:style-name="T6">Programmer's Guide to nCurses</text:span> by Dan Gookin (Wiley Publishing, 2007, ISBN: 978-0-470-10759-1) is a highly recommended reference (not only is it current, but it is also the first work to adequately explain how to effectively use ncurses PAD objects).</text:p>
      <text:h text:style-name="Heading_20_2" text:outline-level="2">Function list</text:h>
      <text:p text:style-name="Text_20_body">What follows is a list of all JS-side ncurses functions. Those which have no documentation (that is, most of them) work identically to their native counterparts, which are well documented in the ncurses man pages and other online documentation. Some of the functions are custom to this library, and do not appear in the native API.</text:p>
      <text:p text:style-name="Text_20_body">Those which return an integer value normally return ncurses.OK on success or ncurses.ERR on error, though technically the curses standard specifies "ERR on error and some other value on success" (which is just patentendly stupid). Those which take a WINDOW handle can normally also take a PANEL or PAD, but not all WINDOW commands are legal for PANELs or PADs.</text:p>
      <text:p text:style-name="Text_20_body">The function list, in alphabetical order, is shown below. Functions which are marked out (<text:span text:style-name="T13">like this</text:span>) are artefacts of this code's original version, and are not currently implemented (they will be implemented if the need arises).</text:p>
      <text:list text:style-name="L5">
        <text:list-item>
          <text:p text:style-name="P16">nc_beep()</text:p>
        </text:list-item>
        <text:list-item>
          <text:p text:style-name="P16">int nc_bottom_panel(PANEL)</text:p>
        </text:list-item>
        <text:list-item>
          <text:p text:style-name="P16">nc_box(WINDOW [, int, int])</text:p>
        </text:list-item>
        <text:list-item>
          <text:p text:style-name="P16">bool nc_can_change_color()</text:p>
        </text:list-item>
        <text:list-item>
          <text:p text:style-name="P15"><text:span text:style-name="T4">nc_capture_cerr(WINDOW [, int attr]), nc_capture_cout(WINDOW [, int attr])</text:span><text:line-break/>These functions redirect output from std::cerr or std::cout to the given window. The optional second argument may be set to curses color attributes to be used for output. e.g. you can use nc_color("red","black") for cerr to differentiate it from cout. It is legal to call these multiple times, but only as long as you call nc_capture_end() the same number of times and in the <text:span text:style-name="T6">opposite</text:span> order which you call nc_capture_xxx(). When a window is deleted, all capture redirects are automatically re-set to their previous values, as if nc_capture_end() had been called..</text:p>
        </text:list-item>
        <text:list-item>
          <text:p text:style-name="P15"><text:span text:style-name="T4">nc_capture_end(WINDOW)</text:span><text:line-break/>This closes both cout and cerr redirection for the given window.</text:p>
        </text:list-item>
        <text:list-item>
          <text:p text:style-name="P16">nc_cbreak()</text:p>
        </text:list-item>
        <text:list-item>
          <text:p text:style-name="P16">nc_clearok()</text:p>
        </text:list-item>
        <text:list-item>
          <text:p text:style-name="P15"><text:span text:style-name="T4">int nc_color( string, string )</text:span><text:line-break/>Returns encoded color information for the given color pair. The pair may be any combination of the standard eight ncurses colors: black, red, green, yellow, blue, magenta, cyan, white. The strings are case-insensitive. Is similar to using the native COLOR_PAIR(n) macro, but is much more convenient.</text:p>
        </text:list-item>
        <text:list-item>
          <text:p text:style-name="P15"><text:span text:style-name="T4">nc_color_pair()</text:span><text:line-break/>An alias for nc_color().</text:p>
        </text:list-item>
        <text:list-item>
          <text:p text:style-name="P15"><text:span text:style-name="T4">int nc_color_pairnum( string, string )</text:span><text:line-break/>Just like nc_color(), but returns a <text:span text:style-name="T10">color pair </text:span><text:span text:style-name="T6">number</text:span>, which is required by some functions in place of a color pair.</text:p>
        </text:list-item>
        <text:list-item>
          <text:p text:style-name="P16">nc_copywin( ... 9 args ... RTFM ... )</text:p>
        </text:list-item>
        <text:list-item>
          <text:p text:style-name="P16">int nc_curs_set( int )<text:line-break/><text:span text:style-name="T9">Sets the cursor's visibility. The argument must be one of: 0=turn the cursor off, 1="normal visibility", 2="very visible". Not all terminals support all values. On success it returns the value of the previous setting, on error it returns ncurses.ERR.</text:span></text:p>
        </text:list-item>
        <text:list-item>
          <text:p text:style-name="P16">string nc_curses_version()</text:p>
        </text:list-item>
        <text:list-item>
          <text:p text:style-name="P16">int nc_del_panel(PANEL)<text:line-break/><text:span text:style-name="T9">Deletes the PANEL </text:span><text:span text:style-name="T7">without</text:span><text:span text:style-name="T9"> deleting the associated WINDOW.</text:span></text:p>
        </text:list-item>
        <text:list-item>
          <text:p text:style-name="P15"><text:span text:style-name="T4">int nc_delete(WINDOW...)</text:span><text:line-break/><text:soft-page-break/>Works like nc_delwin(), nc_del_panel() except that it takes any number of WINDOW/PANEL/PAD arguments.</text:p>
        </text:list-item>
        <text:list-item>
          <text:p text:style-name="P16">int nc_delwin(WINDOW)</text:p>
        </text:list-item>
        <text:list-item>
          <text:p text:style-name="P16">WINDOW nc_derwin(WINDOW,lines,cols,y,x)</text:p>
        </text:list-item>
        <text:list-item>
          <text:p text:style-name="P16">int nc_doupdate()</text:p>
        </text:list-item>
        <text:list-item>
          <text:p text:style-name="P16">int nc_echo()</text:p>
        </text:list-item>
        <text:list-item>
          <text:p text:style-name="P15"><text:span text:style-name="T4">int nc_endwin()</text:span><text:line-break/>Achtung: unlike the native version, this cannot be used to temporarily "shell out" of ncurses mode. Calling it exits curses mode and destroys stdscr. It is the caller's responsibility to clean up windows he created before calling this, or resources will leak.</text:p>
        </text:list-item>
        <text:list-item>
          <text:p text:style-name="P16">int nc_flash()</text:p>
        </text:list-item>
        <text:list-item>
          <text:p text:style-name="P16">int nc_flushinp()</text:p>
        </text:list-item>
        <text:list-item>
          <text:p text:style-name="P17"><text:span text:style-name="T4">Object nc_get_userdata(mixed)</text:span><text:line-break/>Gets the object associated with the given panel, as set by nc_set_userdata().</text:p>
        </text:list-item>
        <text:list-item>
          <text:p text:style-name="P15"><text:span text:style-name="T4">Object nc_getbegyx(WINDOW)</text:span><text:line-break/>Returns an object containing the top/left y/x coordinates of the given window. The object looks like: {y:INT,x:INT}</text:p>
        </text:list-item>
        <text:list-item>
          <text:p text:style-name="P16">int nc_getbkgd()</text:p>
        </text:list-item>
        <text:list-item>
          <text:p text:style-name="P16">int nc_getch()</text:p>
        </text:list-item>
        <text:list-item>
          <text:p text:style-name="P16">int nc_getcurx()</text:p>
        </text:list-item>
        <text:list-item>
          <text:p text:style-name="P16">int nc_getcury()</text:p>
        </text:list-item>
        <text:list-item>
          <text:p text:style-name="P15"><text:span text:style-name="T4">Object nc_getcuryx()</text:span><text:line-break/>Returns an object containing the y/x coordinates of the <text:span text:style-name="T6">cursor</text:span> in the given window. The object looks like: {y:INT,x:INT}</text:p>
        </text:list-item>
        <text:list-item>
          <text:p text:style-name="P15">Object nc_getmaxyx()<text:line-break/>Returns an object containing the bottom/right y/x coordinates of the given window. The object looks like: {y:INT,x:INT}</text:p>
        </text:list-item>
        <text:list-item>
          <text:p text:style-name="P15"><text:span text:style-name="T4">Object nc_getmouse()</text:span><text:line-break/>Returns an object containing mouse click information: {id:INT,y:INT,x:INT,z:INT,bstate=INT}. See section <text:bookmark-ref text:reference-format="chapter" text:ref-name="UsingTheMouse">5.6</text:bookmark-ref>.</text:p>
        </text:list-item>
        <text:list-item>
          <text:p text:style-name="P16">int nc_getparx()</text:p>
        </text:list-item>
        <text:list-item>
          <text:p text:style-name="P16">int nc_getpary()</text:p>
        </text:list-item>
        <text:list-item>
          <text:p text:style-name="P15"><text:span text:style-name="T4">Object nc_getparyx()</text:span><text:line-break/>See nc_getbegyx(). This is identical, but applies to the parent window (or null if there is no parent).</text:p>
        </text:list-item>
        <text:list-item>
          <text:p text:style-name="P16">int nc_halfdelay(int)</text:p>
        </text:list-item>
        <text:list-item>
          <text:p text:style-name="P15"><text:span text:style-name="T4">bool nc_has_colors()</text:span><text:line-break/>This is called automatically by nc_initscr(), so client code normally does not need it.</text:p>
        </text:list-item>
        <text:list-item>
          <text:p text:style-name="P16">int nc_hide_panel(PANEL)</text:p>
        </text:list-item>
        <text:list-item>
          <text:p text:style-name="P16">int nc_idcok(WINDOW,bool)</text:p>
        </text:list-item>
        <text:list-item>
          <text:p text:style-name="P16">int nc_idlok(WINDOW,bool)</text:p>
        </text:list-item>
        <text:list-item>
          <text:p text:style-name="P16">int nc_immedok(WINDOW,bool)</text:p>
        </text:list-item>
        <text:list-item>
          <text:p text:style-name="P15"><text:span text:style-name="T4">WINDOW nc_initscr()</text:span><text:line-break/>Initializes curses mode. Normally this is the first function you should call. It returns the "main" window, which is also available via the global variable 'stdscr'. Achtung: unlike the native variant, this function does some common screen initialization, such as calling meta() and setting up a common color palette (of 64 combinations of 8 foreground and 8 background colors).</text:p>
        </text:list-item>
        <text:list-item>
          <text:p text:style-name="P15"><text:span text:style-name="T4">bool nc_is_pad(WINDOW)</text:span><text:line-break/>Returns true if WINDOW is-a PAD.</text:p>
        </text:list-item>
        <text:list-item>
          <text:p text:style-name="P15"><text:span text:style-name="T4">bool nc_is_panel(WINDOW)</text:span><text:line-break/>Returns true if WINDOW is-a PANEL.</text:p>
        </text:list-item>
        <text:list-item>
          <text:p text:style-name="P18"><text:soft-page-break/>int nc_is_term_resized(int,int)</text:p>
        </text:list-item>
        <text:list-item>
          <text:p text:style-name="P16">bool nc_is_window(WINDOW [, bool=true])<text:line-break/><text:span text:style-name="T9">Returns true if the passed-in object is-a WINDOW. If the second argument is true (the default) then "strict" checking is done - only a WINDOW (not a PANEL or PAD) will cause true to return. If the second argument is false then a a PAD or PANEL will also cause true to return.</text:span></text:p>
        </text:list-item>
        <text:list-item>
          <text:p text:style-name="P16">int nc_keyok(int,bool)</text:p>
        </text:list-item>
        <text:list-item>
          <text:p text:style-name="P16">int nc_keypad(WINDOW,bool)</text:p>
        </text:list-item>
        <text:list-item>
          <text:p text:style-name="P16">int nc_meta(WINDOW,bool)</text:p>
        </text:list-item>
        <text:list-item>
          <text:p text:style-name="P16">int nc_mouseinterval(int)</text:p>
        </text:list-item>
        <text:list-item>
          <text:p text:style-name="P16">int nc_mousemask( [int mask] )<text:span text:style-name="T9"><text:line-break/>If called with no arguments it returns the current mouse mask, otherwise it makes the request to set the mask and returns the mask which is </text:span><text:span text:style-name="T7">actually</text:span><text:span text:style-name="T9"> set (which may differ from the request, depending on the terminal's features and curses' mood).</text:span></text:p>
        </text:list-item>
        <text:list-item>
          <text:p text:style-name="P16">int nc_move_panel(PANEL,y,x)</text:p>
        </text:list-item>
        <text:list-item>
          <text:p text:style-name="P19"><text:span text:style-name="T4">int nc_movewin(WINDOW,y,x)</text:span><text:line-break/>Be careful - this is not terribly reliable when WINDOW is a child or has children.</text:p>
        </text:list-item>
        <text:list-item>
          <text:p text:style-name="P16">int nc_mvwaddch(WINDOW,y,x,int)</text:p>
        </text:list-item>
        <text:list-item>
          <text:p text:style-name="P16">int nc_mvwaddnstr(WINDOW,y,x,string,int)</text:p>
        </text:list-item>
        <text:list-item>
          <text:p text:style-name="P16">int nc_mvwaddstr(WINDOW,y,x,string)</text:p>
        </text:list-item>
        <text:list-item>
          <text:p text:style-name="P15"><text:span text:style-name="T4">nc_mvwaddvnstr(WINDOW,y,x,string,int)</text:span><text:line-break/>Identical to nc_mvwaddnstr(), but writes vertically (top to bottom).</text:p>
        </text:list-item>
        <text:list-item>
          <text:p text:style-name="P15"><text:span text:style-name="T4">nc_mvwaddvstr(WINDOW,y,x,string)</text:span><text:line-break/>Identical to nc_mvwaddstr(), but writes vertically (top to bottom).</text:p>
        </text:list-item>
        <text:list-item>
          <text:p text:style-name="P16">int nc_mvwchgat(WINDOW,y,x,n,attr,color_pair_num)</text:p>
        </text:list-item>
        <text:list-item>
          <text:p text:style-name="P16">string nc_mvwgetnstr(WINDOW,y,x,int)</text:p>
        </text:list-item>
        <text:list-item>
          <text:p text:style-name="P16">string nc_mvwgetstr(WINDOW,y,x)</text:p>
        </text:list-item>
        <text:list-item>
          <text:p text:style-name="P16">int nc_mvwhline(WINDOW,y,x,int,int)</text:p>
        </text:list-item>
        <text:list-item>
          <text:p text:style-name="P16">int nc_mvwinch(WINDOW,y,x)</text:p>
        </text:list-item>
        <text:list-item>
          <text:p text:style-name="P16">int nc_mvwvline(WINDOW,y,x,int,int)</text:p>
        </text:list-item>
        <text:list-item>
          <text:p text:style-name="P16">int nc_napms(int)</text:p>
        </text:list-item>
        <text:list-item>
          <text:p text:style-name="P16">PANEL nc_new_panel(WINDOW)</text:p>
        </text:list-item>
        <text:list-item>
          <text:p text:style-name="P16">PAD nc_newpad(rows,cols)</text:p>
        </text:list-item>
        <text:list-item>
          <text:p text:style-name="P16">WINDOW nc_newwin(rows,cols,y,x)</text:p>
        </text:list-item>
        <text:list-item>
          <text:p text:style-name="P16">int nc_nl()</text:p>
        </text:list-item>
        <text:list-item>
          <text:p text:style-name="P16">int nc_nocbreak()</text:p>
        </text:list-item>
        <text:list-item>
          <text:p text:style-name="P16">int nc_noecho()</text:p>
        </text:list-item>
        <text:list-item>
          <text:p text:style-name="P16">int nc_nonl()</text:p>
        </text:list-item>
        <text:list-item>
          <text:p text:style-name="P16">int nc_noraw()</text:p>
        </text:list-item>
        <text:list-item>
          <text:p text:style-name="P16">int nc_overlay(WINDOW, WINDOW)</text:p>
        </text:list-item>
        <text:list-item>
          <text:p text:style-name="P16">int nc_overwrite(WINDOW, WINDOW)</text:p>
        </text:list-item>
        <text:list-item>
          <text:p text:style-name="P16">PANEL nc_panel_above(PANEL)</text:p>
        </text:list-item>
        <text:list-item>
          <text:p text:style-name="P16">PANEL nc_panel_below(PANEL)</text:p>
        </text:list-item>
        <text:list-item>
          <text:p text:style-name="P16">int nc_panel_hidden(PANEL)</text:p>
        </text:list-item>
        <text:list-item>
          <text:p text:style-name="P19"><text:span text:style-name="T4">Object nc_panel_userptr(PANEL)</text:span><text:line-break/>Similar to nc_get_userdata(), but requires a PANEL argument.</text:p>
        </text:list-item>
        <text:list-item>
          <text:p text:style-name="P16">WINDOW nc_panel_window(PANEL)<text:span text:style-name="T9"><text:line-break/>This is certainly not necessary, as WINDOW/PANEL/PAD handles are all implicitly converted via this </text:span><text:soft-page-break/><text:span text:style-name="T9">API (when possible).</text:span></text:p>
        </text:list-item>
        <text:list-item>
          <text:p text:style-name="P16">int nc_pechochar(WINDOW,int)</text:p>
        </text:list-item>
        <text:list-item>
          <text:p text:style-name="P16">int nc_pnoutrefresh( ... 7 args ... RTFM ... )</text:p>
        </text:list-item>
        <text:list-item>
          <text:p text:style-name="P16">int nc_prefresh( ... 7 args ... RTFM ...)</text:p>
        </text:list-item>
        <text:list-item>
          <text:p text:style-name="P16">int nc_raw()</text:p>
        </text:list-item>
        <text:list-item>
          <text:p text:style-name="P16">int nc_redrawwin(WINDOW)</text:p>
        </text:list-item>
        <text:list-item>
          <text:p text:style-name="P16">int nc_resize_term(int,int)</text:p>
        </text:list-item>
        <text:list-item>
          <text:p text:style-name="P16">int nc_resizeterm(int,int)</text:p>
        </text:list-item>
        <text:list-item>
          <text:p text:style-name="P15"><text:span text:style-name="T4">int nc_ripoffline(int, Function)</text:span><text:line-break/>See section <text:bookmark-ref text:reference-format="chapter" text:ref-name="nc_ripoffline()">5.5</text:bookmark-ref>.</text:p>
        </text:list-item>
        <text:list-item>
          <text:p text:style-name="P16">int nc_screen_height()</text:p>
        </text:list-item>
        <text:list-item>
          <text:p text:style-name="P16">int nc_screen_width()</text:p>
        </text:list-item>
        <text:list-item>
          <text:p text:style-name="P16">int nc_scrl(int)</text:p>
        </text:list-item>
        <text:list-item>
          <text:p text:style-name="P16">int nc_scroll(WINDOW)</text:p>
        </text:list-item>
        <text:list-item>
          <text:p text:style-name="P16">int nc_scrollok(WINDOW, [bool=true])</text:p>
        </text:list-item>
        <text:list-item>
          <text:p text:style-name="P19"><text:span text:style-name="T4">Object nc_set_panel_userptr(PANEL, Object)</text:span><text:line-break/>Similar to nc_set_userdata(), but requires a PANEL as the first argument. Use nc_panel_userptr() to fetch the object later.<text:span text:style-name="T9"> Returns the same object passed to it.</text:span></text:p>
        </text:list-item>
        <text:list-item>
          <text:p text:style-name="P16"><text:span text:style-name="T13">Object nc_set_userdata(WINDOW,Object)<text:line-break/></text:span><text:span text:style-name="T14">Allows client code to bind an arbitrary object to a WINDOW handle. Use nc_get_userdata() to fetch the object. Returns the same object passed to i</text:span><text:span text:style-name="T9">t.</text:span></text:p>
        </text:list-item>
        <text:list-item>
          <text:p text:style-name="P16">int nc_setscrreg(WINDOW,int,int)</text:p>
        </text:list-item>
        <text:list-item>
          <text:p text:style-name="P16">int nc_show_panel(PANEL, [bool=true])</text:p>
        </text:list-item>
        <text:list-item>
          <text:p text:style-name="P16">PAD nc_subpad(PAD,lines,cols,y.x)</text:p>
        </text:list-item>
        <text:list-item>
          <text:p text:style-name="P16">WINDOW nc_subwin(WINDOW,lines,cols,y,x)</text:p>
        </text:list-item>
        <text:list-item>
          <text:p text:style-name="P16">int nc_top_panel(PANEL)</text:p>
        </text:list-item>
        <text:list-item>
          <text:p text:style-name="P16">int nc_touchline(WINDOW,int,int)</text:p>
        </text:list-item>
        <text:list-item>
          <text:p text:style-name="P16">int nc_touchwin(WINDOW)</text:p>
        </text:list-item>
        <text:list-item>
          <text:p text:style-name="P16">int nc_ungetch(int)</text:p>
        </text:list-item>
        <text:list-item>
          <text:p text:style-name="P16">int nc_update_panels()</text:p>
        </text:list-item>
        <text:list-item>
          <text:p text:style-name="P16">int nc_waddch(WINDOW,int)</text:p>
        </text:list-item>
        <text:list-item>
          <text:p text:style-name="P16">int nc_waddnstr(WINDOW,string,int)</text:p>
        </text:list-item>
        <text:list-item>
          <text:p text:style-name="P16">int nc_waddstr(WINDOW,string)</text:p>
        </text:list-item>
        <text:list-item>
          <text:p text:style-name="P16">int nc_waddvnstr(WINDOW,string,int)<text:line-break/><text:span text:style-name="T9">Like nc_waddnstr(), but writes vertically.</text:span></text:p>
        </text:list-item>
        <text:list-item>
          <text:p text:style-name="P15"><text:span text:style-name="T4">int nc_waddvstr(WINDOW,string)</text:span><text:line-break/>Like nc_waddstr(), but writes vertically.</text:p>
        </text:list-item>
        <text:list-item>
          <text:p text:style-name="P16">int nc_wattroff(WINDOW,int)</text:p>
        </text:list-item>
        <text:list-item>
          <text:p text:style-name="P16">int nc_wattron(WINDOW,int)</text:p>
        </text:list-item>
        <text:list-item>
          <text:p text:style-name="P16">int nc_wattrset(WINDOW,int)</text:p>
        </text:list-item>
        <text:list-item>
          <text:p text:style-name="P16">int nc_wbegx(WINDOW)</text:p>
        </text:list-item>
        <text:list-item>
          <text:p text:style-name="P16">int nc_wbegy(WINDOW)</text:p>
        </text:list-item>
        <text:list-item>
          <text:p text:style-name="P16">int nc_wbkgd(WINDOW,int)</text:p>
        </text:list-item>
        <text:list-item>
          <text:p text:style-name="P16">nc_wbkgdset(WINDOW,int)</text:p>
        </text:list-item>
        <text:list-item>
          <text:p text:style-name="P16">int nc_wborder( WINDOW [, ... 1-8 more args. RTFM.])<text:span text:style-name="T9"><text:line-break/>Unlike the native function, the 2</text:span><text:span text:style-name="T15">nd</text:span><text:span text:style-name="T9"> and subsequent arguments can be omitted, in which case they </text:span><text:soft-page-break/><text:span text:style-name="T9">default to 0.</text:span></text:p>
        </text:list-item>
        <text:list-item>
          <text:p text:style-name="P16">int nc_wchgat(WINDOW,n,attr,color_pair_number)</text:p>
        </text:list-item>
        <text:list-item>
          <text:p text:style-name="P16">int nc_wclear(WINDOW)</text:p>
        </text:list-item>
        <text:list-item>
          <text:p text:style-name="P16">int nc_wclrtobot(WINDOW)</text:p>
        </text:list-item>
        <text:list-item>
          <text:p text:style-name="P16">int nc_wclrtoeol(WINDOW)</text:p>
        </text:list-item>
        <text:list-item>
          <text:p text:style-name="P16">int nc_wdelch(WINDOW)</text:p>
        </text:list-item>
        <text:list-item>
          <text:p text:style-name="P16">int nc_wdeleteln(WINDOW)</text:p>
        </text:list-item>
        <text:list-item>
          <text:p text:style-name="P16">int nc_wechochar(WINDOW,int)</text:p>
        </text:list-item>
        <text:list-item>
          <text:p text:style-name="P16">bool nc_wenclose(WINDOW,int,int)</text:p>
        </text:list-item>
        <text:list-item>
          <text:p text:style-name="P16">int nc_werase(WINDOW)</text:p>
        </text:list-item>
        <text:list-item>
          <text:p text:style-name="P15"><text:span text:style-name="T4">Object nc_wgeometry(WINDOW)</text:span><text:line-break/>Returns an object with the full coordinates of the window: {y:INT,x:INT,h:INT,w:INT}</text:p>
        </text:list-item>
        <text:list-item>
          <text:p text:style-name="P16">int nc_wgetch(WINDOW)</text:p>
        </text:list-item>
        <text:list-item>
          <text:p text:style-name="P16">string nc_wgetnstr(WINDOW,int)</text:p>
        </text:list-item>
        <text:list-item>
          <text:p text:style-name="P16">string nc_wgetstr(WINDOW)</text:p>
        </text:list-item>
        <text:list-item>
          <text:p text:style-name="P16">int nc_wheight(WINDOW)</text:p>
        </text:list-item>
        <text:list-item>
          <text:p text:style-name="P16">int nc_whline(WINDOW,int,int)</text:p>
        </text:list-item>
        <text:list-item>
          <text:p text:style-name="P16">int nc_winch(WINDOW,int,int)</text:p>
        </text:list-item>
        <text:list-item>
          <text:p text:style-name="P16">int nc_wmaxx(WINDOW)</text:p>
        </text:list-item>
        <text:list-item>
          <text:p text:style-name="P16">int nc_wmaxy(WINDOW)</text:p>
        </text:list-item>
        <text:list-item>
          <text:p text:style-name="P15"><text:span text:style-name="T4">int nc_wmove(WINDOW,int,int)<text:line-break/></text:span><text:span text:style-name="T9">Moves the CURSOR within a window – does not move the window itself!</text:span></text:p>
        </text:list-item>
        <text:list-item>
          <text:p text:style-name="P16">int nc_wnoutrefresh(WINDOW)</text:p>
        </text:list-item>
        <text:list-item>
          <text:p text:style-name="P15"><text:span text:style-name="T4">nc_wprint(WINDOW [ ... ])</text:span><text:line-break/>Works like the print() built-in. Appends all arguments to WINDOW, with a space between each argument, and adds a trailing newline. Unlike nc_waddstr() and friends. this function does call nc_wrefresh().</text:p>
        </text:list-item>
        <text:list-item>
          <text:p text:style-name="P16">int nc_wredrawln(WINDOW,int,int)</text:p>
        </text:list-item>
        <text:list-item>
          <text:p text:style-name="P15"><text:span text:style-name="T4">int nc_wrefresh( WINDOW [ ... WINDOWn ...])</text:span><text:line-break/>Achtung: unlike the native function, this function accepts PANEL arguments and can be passed an arbitrary number of windows. It silently ignores PADs.</text:p>
        </text:list-item>
        <text:list-item>
          <text:p text:style-name="P16">int nc_wresize(WINDOW,int,int)</text:p>
        </text:list-item>
        <text:list-item>
          <text:p text:style-name="P16">int nc_wscrl(WINDOW,int)</text:p>
        </text:list-item>
        <text:list-item>
          <text:p text:style-name="P16">int nc_wsetscrreg(WINDOW,int,int)</text:p>
        </text:list-item>
        <text:list-item>
          <text:p text:style-name="P16">int nc_wstandend(WINDOW)</text:p>
        </text:list-item>
        <text:list-item>
          <text:p text:style-name="P16">int nc_wstandout(WINDOW)</text:p>
        </text:list-item>
        <text:list-item>
          <text:p text:style-name="P16">int nc_wsyncdown(WINDOW)</text:p>
        </text:list-item>
        <text:list-item>
          <text:p text:style-name="P16">int nc_wsyncup(WINDOW)</text:p>
        </text:list-item>
        <text:list-item>
          <text:p text:style-name="P16">nc_wtimeout(WINDOW,int)</text:p>
        </text:list-item>
        <text:list-item>
          <text:p text:style-name="P16">int nc_wtouchln(WINDOW,int,int,int)</text:p>
        </text:list-item>
        <text:list-item>
          <text:p text:style-name="P16">int nc_wvline(WINDOW,int,int)</text:p>
        </text:list-item>
        <text:list-item>
          <text:p text:style-name="P16">int nc_wwidth(WINDOW)</text:p>
        </text:list-item>
      </text:list>
      <text:h text:style-name="Heading_20_1" text:outline-level="1"><text:soft-page-break/>Tips and Tricks</text:h>
      <text:h text:style-name="Heading_20_2" text:outline-level="2">Do not use overlapping WINDOWs</text:h>
      <text:p text:style-name="P3">As a rule, do not use overlapping WINDOWs. Managing the updates for overlapping windows is a nightmare and nearly impossible to get right. If you have a very basic interface, you can get away with simply creating subwindows of stdscr and drawing only on the subwindows. If you draw on stdscr then the drawing will “bleed through” to the subwindows or overlapped windows.</text:p>
      <text:p text:style-name="P3">If your UI requires any sort of overlapping or popup windows, PANELs are what you want.</text:p>
      <text:p text:style-name="P3">My personal recommendation is to always use PANELs as your main components. Even create a “root” panel by wrapping stdscr in a panel, to avoid any potential problems of mixing panels on top of a plain WINDOW. With that approach, writing text to stdscr no longer poses the “bleed through” problem.</text:p>
      <text:p text:style-name="P3">Inside panels you can create sub-windows to carve up your UI space into something more manageable.</text:p>
      <text:h text:style-name="Heading_20_2" text:outline-level="2">Check your coordinates!</text:h>
      <text:p text:style-name="Text_20_body"><text:span text:style-name="T11">The curses UI is very particular when it comes to coordinates and geometries. Trying to create a window which does not fit on the screen nor within its parent window will cause window creation to fail. Instead of using hard-coded coordinates and window sizes, it is preferable to check the screen size and react accordingly. If your UI </text:span><text:span text:style-name="T12">needs</text:span><text:span text:style-name="T11"> more space than is available, then exit the app with a suitable warning message (e.g. “this app needs a console with at least 80 columns and 25 rows”).</text:span></text:p>
      <text:p text:style-name="P3">You can fetch the screen size using the nc_screen_height() and nc_screen_width() functions, or simply calling nc_wgeometry(stdscr). Note that the screen size cannot be determined before nc_initscr() is called.</text:p>
      <text:h text:style-name="Heading_20_2" text:outline-level="2">Using colors</text:h>
      <text:p text:style-name="P3">When nc_initscr() is called it checks to see if your terminal supports colors. If it does, then the plugin automatically sets up a palette of all 64 possible combinations of colors using the 8 standard curses colors: black, red, green, yellow, blue, magenta, cyan, white.</text:p>
      <text:p text:style-name="P3">In the native API, developers have to define the exact "color pairs" they want by defining pairs of foreground and background colors. In this API they are referenced by name using the nc_color() function. nc_color() takes two strings (color names) and returns an int encoding curses color information. This can be used in a variety of curses functions. For example:</text:p>
      <text:p text:style-name="P4">nc_wbkgd( myWindow, ncurses.a2i[' '] | nc_color('white','red') );</text:p>
      <text:p text:style-name="P3">Curses character attributes are encoded into integers and include both the actual character and the formatting information. That is why we use the bitwise OR operator to combine the space character with the nc_color() information above.</text:p>
      <text:p text:style-name="P3">The color names passed to nc_color() are case-insensitive. You can achieve more variety of colors by using the ncurses.A_BOLD attribute, which toggles a color into its "bright" form. For example, the formal appearance of curses "yellow" is actually brown, but when combined with A_BOLD it is brightened to yellow. Likewise, "white" is actually more grey, whereas bolded white is really white. And bolded red is pink. However, bolding only affects the foreground colors (the characters, not the background).</text:p>
      <text:h text:style-name="Heading_20_2" text:outline-level="2">Redirecting std::cout &amp; std::cerr to a WINDOW</text:h>
      <text:p text:style-name="Text_20_body">Script code can redirect output generated via std::cout and std::cerr to an arbitrary WINDOW. Simply do the following:</text:p>
      <text:p text:style-name="CodeSnippetJS">nc_capture_cout( mywindow );</text:p>
      <text:p text:style-name="CodeSnippetJS">nc_capture_cerr( myOtherWindow, nc_color("red","black")|ncurses.A_BOLD );</text:p>
      <text:p text:style-name="CodeSnippetJS">print("Hi, world!"); // goes to mywindow</text:p>
      <text:p text:style-name="CodeSnippetJS">cerr("Ho, world!"); // goes to <text:s/>myOtherWindow</text:p>
      <text:p text:style-name="CodeSnippetJS">nc_end_capture( myOtherWindow );</text:p>
      <text:p text:style-name="CodeSnippetJS">nc_end_capture( mywindow );</text:p>
      <text:p text:style-name="Text_20_body">When capturing is turned off, the stream will revert to outputting to wherever it did before nc_capture_xxx() was called. This means that you may safely nest the nc_capture_xxx() calls for the same stream (cout or cerr) as long as you call nc_end_capture() in the <text:span text:style-name="T6">reverse</text:span> order of the capture calls. Not obeying this rule may lead to crashes when a stream tries to output to a destroyed window.</text:p>
      <text:p text:style-name="Text_20_body"><text:soft-page-break/>Note that nc_end_capture() ends capturing for both cout and cerr for the given window.</text:p>
      <text:p text:style-name="Text_20_body">Also note that some underlying C/C++ code may use functions like printf() for output, instead of cout/cerr. Output generated this way will not be captured because we have no internal mechanism to get the data, whereas cout/cerr by be intercepted by changing their rdbuf() members.</text:p>
      <text:p text:style-name="Text_20_body">Unfortunately, there is no way to redirect output which goes through the low-level C API. For example, we cannot redirect output which goes through printf(). Thus you applications should take care to use only the standard C++ output streams (std::cout and std::cerr) if you want the output to be redirectable to a WINDOW. Generating console output via any other routines will corrupt the curses display.</text:p>
      <text:p text:style-name="Text_20_body"><text:s/>If you find that you are using third-party code which generates output using some other API, you may not be entirely out of luck. When you start your application, you can redirect stderr to a file or another console:</text:p>
      <text:p text:style-name="ConsoleMode">$ SpiderApe myCursesApp.js 2&gt; /dev/null</text:p>
      <text:p text:style-name="Text_20_body">You cannot, however, redirect stdout because curses uses it for its own purposes. Redirecting stdout will lead to strange results.</text:p>
      <text:h text:style-name="Heading_20_2" text:outline-level="2">nc_ripoffline()<text:bookmark text:name="nc_ripoffline()"/></text:h>
      <text:p text:style-name="Text_20_body">This plugin provides support for the ncurses ripoffline() API. Before attempting to use it, please read the man page for ripoffline(). In this plugin, it can be used like so:</text:p>
      <text:p text:style-name="CodeSnippetJS">var ripwins = new Array(); // Holder for our "ripped off" line(s)</text:p>
      <text:p text:style-name="CodeSnippetJS">/* A handler function called by nc_initscr() to initialize</text:p>
      <text:p text:style-name="CodeSnippetJS"><text:s text:c="3"/>ripped off lines: */</text:p>
      <text:p text:style-name="CodeSnippetJS">function riphandler(win,winColumns) {</text:p>
      <text:p text:style-name="CodeSnippetJS"><text:tab/>ripwins[ripwins.length] = win;</text:p>
      <text:p text:style-name="CodeSnippetJS"><text:tab/>/* Most of the nc_xxx() API will not work here because</text:p>
      <text:p text:style-name="CodeSnippetJS"><text:tab/> <text:s text:c="2"/>stdscr may not be initialized when this function is called */</text:p>
      <text:p text:style-name="CodeSnippetJS"><text:tab/>return 0;</text:p>
      <text:p text:style-name="CodeSnippetJS">}</text:p>
      <text:p text:style-name="CodeSnippetJS">nc_ripoffline( 1, riphandler ); // can be called up to 5 times</text:p>
      <text:p text:style-name="CodeSnippetJS">nc_initscr(); /* Calls riphandler() 1 time for each time we</text:p>
      <text:p text:style-name="CodeSnippetJS"><text:tab/><text:tab/> <text:s text:c="4"/>called nc_ripoffline(). */</text:p>
      <text:p text:style-name="CodeSnippetJS">for( var i = 0; i &lt; ripwins.length; ++i ) {</text:p>
      <text:p text:style-name="CodeSnippetJS"><text:tab/>var rw = ripwins[i];</text:p>
      <text:p text:style-name="CodeSnippetJS"><text:tab/>nc_wbkgd( rw, ascii('.') | nc_color('black','yellow') );</text:p>
      <text:p text:style-name="CodeSnippetJS"><text:tab/>nc_wrefresh( rw );</text:p>
      <text:p text:style-name="CodeSnippetJS">}</text:p>
      <text:p text:style-name="Text_20_body">Each call to nc_ripoffline() sets aside a <text:span text:style-name="T6">single line</text:span> of the screen as a separate window <text:span text:style-name="T6">outside of stdscr</text:span>. Passing a positive integer as the first argument means to rip the line from the top of the screen, whereas passing a negative integer means to rip from the bottom of the screen. A notable side effect of ripoffline is that stdscr gets one line smaller on each invocation of nc_ripoffline().</text:p>
      <text:p text:style-name="Text_20_body">Due to limits of the native library, nc_ripoffline() may only be called up to five times, and no more. Unfortunately, the ncurses API provides no way to "rip off" more than a single line at a time. However, it is possible to create your own window/panel inside the coordinate space of the ripped-off windows, overwriting them with your own window/panel. e.g., if you rip off five lines from the top of the screen you may then create a 5-line window or panel at the top/left of the screen and use that instead of the 5 independent windows created by nc_ripoffline().</text:p>
      <text:p text:style-name="Text_20_body">Known bugs/limitations in this implementation:</text:p>
      <text:list text:style-name="L6">
        <text:list-item>
          <text:p text:style-name="P21">Most of the nc_xxx() API will not work when called from the ripoff handler function because most of them enforce that stdscr has been initialized, which is not guaranteed to be the case at the time when the handler is called. In practice, this means that your ripoff handler must store a reference to the ripped-off window(s) and <text:span text:style-name="T6">after</text:span> calling nc_initscr() you must set up those windows.</text:p>
        </text:list-item>
        <text:list-item>
          <text:p text:style-name="P21">All calls to nc_ripoffline() must come from the same JS context. In practice this is not a problem, but in some highly unusual cases this may become a problem.</text:p>
        </text:list-item>
      </text:list>
      <text:h text:style-name="Heading_20_2" text:outline-level="2">Using the mouse<text:bookmark text:name="UsingTheMouse"/></text:h>
      <text:p text:style-name="P1">In curses mouse events are treated almost exactly like any other keyboard event, and are handled in a similar way (via getch()). Unfortunately, curses can only respond to clicks, and not mouse movement, so it is not possible to implement full-fledged mouse features like drag-and-drop in curses.</text:p>
      <text:p text:style-name="P1"><text:soft-page-break/>Here is a short demonstration which should get you started:</text:p>
      <text:p text:style-name="CodeSnippetJS">nc_initscr();</text:p>
      <text:p text:style-name="CodeSnippetJS">nc_capture_cout(stdscr);</text:p>
      <text:p text:style-name="CodeSnippetJS">nc_scrollok(stdscr,true);</text:p>
      <text:p text:style-name="CodeSnippetJS">nc_noecho();</text:p>
      <text:p text:style-name="CodeSnippetJS">var mask = <text:span text:style-name="T4">ncurses.ALL_MOUSE_EVENTS</text:span>;</text:p>
      <text:p text:style-name="P5">nc_mousemask(mask);</text:p>
      <text:p text:style-name="CodeSnippetJS">print("current mousemask() ==",format_token('%08x',<text:span text:style-name="T4">nc_mousemask()</text:span>) );;</text:p>
      <text:p text:style-name="CodeSnippetJS">print("Play with the mouse. Tap 'q' to quit.");</text:p>
      <text:p text:style-name="CodeSnippetJS">var key = 0;</text:p>
      <text:p text:style-name="CodeSnippetJS">while( ascii('q') != (key = nc_wgetch(stdscr)) ) {</text:p>
      <text:p text:style-name="CodeSnippetJS"><text:tab/>if( <text:span text:style-name="T4">key == ncurses.KEY_MOUSE</text:span> ) {</text:p>
      <text:p text:style-name="CodeSnippetJS"><text:tab/><text:tab/><text:span text:style-name="T4">var evt = nc_getmouse();</text:span></text:p>
      <text:p text:style-name="CodeSnippetJS"><text:tab/><text:tab/>print( "mouse :",key,evt.toSource() );</text:p>
      <text:p text:style-name="CodeSnippetJS"><text:tab/>}</text:p>
      <text:p text:style-name="CodeSnippetJS">}</text:p>
      <text:p text:style-name="CodeSnippetJS">nc_endwin();</text:p>
      <text:p text:style-name="P1">The nc_mousemask() function gets and sets the current mask of events to which curses "should" respond. If passed no arguments it gets the current mask, otherwise it sets the mask. The full list of mask flags can be found in ncurses.h. (It has been my experience that even if ncurses reports that it is honoring a certain mask (e.g. only BUTTON1_PRESSED), it may also report other button events.)</text:p>
      <text:p text:style-name="P1">Note, however, that many terminal applications intercept certain types of events, meaning that they may never get delivered to your application. For example, it is common for terminals to intercept double-clicks for marking text and right-clicks (“button 2”) for a popup menu or pasting. Thus it is not recommended to create an interface which relies on the mouse. Also note that mouse events are always delivered using screen-relative (not window-relative) coordinates, which makes it difficult to know exactly which window (if any) a user clicks on.</text:p>
      <text:p text:style-name="P1">The nc_getmouse() function returns an object containing information about the nature of the click. The most important fields of the object are <text:span text:style-name="T6">y</text:span> and <text:span text:style-name="T6">x</text:span> (the coordinates, in character cells relative to the screen), and <text:span text:style-name="T6">bstate</text:span>, which contains a bitmask of click information which can be decoded by comparing it to the ncurses.BUTTONn_XXX properties. See the related constants ncurses.h for the full list.</text:p>
      <text:p text:style-name="P1">The nc_wenclose() function can be used to determine if a mouse click lands within a certain WINDOW, but there is no API to determine which WINDOW is clicked on. That is, you can ask, "did the click hit my window?" but not "which window did the click hit?"</text:p>
      <text:h text:style-name="Heading_20_1" text:outline-level="1">The End</text:h>
      <text:p text:style-name="Text_20_body">Please help us improve this documentation by submitting feedback:</text:p>
      <text:p text:style-name="Text_20_body"><text:tab/><text:a xlink:type="simple" xlink:href="http://code.google.com/p/v8-juice/">http://code.google.com/p/v8-juice/</text:a></text:p>
      <text:p text:style-name="Text_20_body">Thanks for taking the time to RTF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svg:font-family="Courier" style:font-adornments="Regula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Text_20_body" style:display-name="Text body" style:family="paragraph" style:parent-style-name="Standard" style:class="text">
      <style:paragraph-properties fo:margin-top="0in" fo:margin-bottom="0.0835in" fo:background-color="transparent" text:number-lines="true" text:line-number="0">
        <style:background-image/>
      </style:paragraph-properties>
      <style:text-properties style:font-name="Arial1" fo:font-size="10pt"/>
    </style:style>
    <style:style style:name="Text_20_body_20_indent" style:display-name="Text body indent" style:family="paragraph" style:parent-style-name="Text_20_body" style:class="text">
      <style:paragraph-properties fo:margin-left="0.4in" fo:margin-right="0in" fo:text-indent="0in" style:auto-text-indent="false" style:shadow="non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style:shadow="none"/>
      <style:text-properties style:font-name="Arial2" fo:font-size="12pt" fo:font-weight="bold" style:font-name-asian="Tahoma" style:font-size-asian="12pt" style:font-weight-asian="bold" style:font-name-complex="Tahoma" style:font-size-complex="12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style:shadow="non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1965in" fo:margin-right="0in" fo:keep-together="always" fo:text-indent="-0.1965in" style:auto-text-indent="false" text:number-lines="false" text:line-number="0"/>
      <style:text-properties fo:font-size="9pt" style:font-size-asian="10pt" style:font-size-complex="10pt"/>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fo:background-color="transparent" style:shadow="none">
        <style:tab-stops/>
        <style:background-image/>
      </style:paragraph-properties>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Arial1" fo:font-size="10pt"/>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in" fo:margin-bottom="0.1in" fo:text-indent="0in" style:auto-text-indent="false" fo:background-color="#e6e6e6" fo:padding="0.0201in" fo:border="0.0008in solid #000000" style:shadow="#808080 -0.0701in 0.0701in">
        <style:background-image/>
      </style:paragraph-properties>
      <style:text-properties fo:font-size="10pt" fo:font-style="italic"/>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fo:background-color="transparent" style:shadow="none">
        <style:tab-stops/>
        <style:background-image/>
      </style:paragraph-properties>
      <style:text-properties fo:font-size="10pt" fo:font-weight="normal"/>
    </style:style>
    <style:style style:name="CodeSnippet" style:family="paragraph" style:parent-style-name="Quotations">
      <style:paragraph-properties fo:margin-left="0.1in" fo:margin-right="0.1in" fo:margin-top="0in" fo:margin-bottom="0in" fo:text-indent="0in" style:auto-text-indent="false" fo:background-color="#ffffcc" fo:padding="0.0402in" fo:border="0.0008in solid #000000" style:shadow="#808080 -0.0701in 0.0701in">
        <style:tab-stops/>
        <style:drop-cap/>
        <style:background-image/>
      </style:paragraph-properties>
      <style:text-properties style:font-name="Courier" fo:font-style="normal"/>
    </style:style>
    <style:style style:name="ConsoleMode" style:family="paragraph" style:parent-style-name="CodeSnippet">
      <style:paragraph-properties fo:background-color="#ffffff" fo:padding="0.0402in" fo:border="0.0138in solid #000000" style:shadow="none">
        <style:background-image/>
      </style:paragraph-properties>
      <style:text-properties fo:color="#000000" fo:font-weight="normal"/>
    </style:style>
    <style:style style:name="QuotingAnMail" style:family="paragraph" style:parent-style-name="Text_20_body_20_indent">
      <style:paragraph-properties fo:margin-left="0.2402in" fo:margin-right="0in" fo:text-indent="0in" style:auto-text-indent="false" fo:background-color="#ffffcc" fo:padding="0.0201in" fo:border="0.0008in solid #000000" style:shadow="none">
        <style:background-image/>
      </style:paragraph-properties>
    </style:style>
    <style:style style:name="Trivia" style:family="paragraph" style:parent-style-name="Quotations"/>
    <style:style style:name="CodeSnippetJS" style:family="paragraph" style:parent-style-name="CodeSnippet">
      <style:paragraph-properties fo:background-color="#e6e6ff" style:border-line-width="0.0008in 0.0138in 0.0008in" fo:padding="0.0402in" fo:border="0.0154in double #000000" style:shadow="#808080 0.0701in 0.0701in">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font-name="Arial1" fo:font-size="10pt"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Citation" style:family="text">
      <style:text-properties fo:font-size="9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8pt" style:font-size-asian="8pt" style:font-size-complex="8pt"/>
    </style:style>
    <style:page-layout style:name="pm1">
      <style:page-layout-properties fo:page-width="8.2701in" fo:page-height="11.6902in" style:num-format="1" style:print-orientation="portrait" fo:margin-top="0.5in" fo:margin-bottom="0.5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Footer"><text:span text:style-name="T1"><text:file-name text:display="name-and-extension">v8-plugin-ncurses.odt</text:file-name></text:span><text:tab/><text:page-number text:select-page="current">13</text:page-number> of <text:page-count>13</text:page-count><text:tab/><text:span text:style-name="T1"><text:date style:data-style-name="N75" text:date-value="2009-03-07T03:47:53.99">7 Mar 2009</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v8 plugins: ncurses</dc:title>
    <dc:description>This document describes the 'nc' (ncurses) plugin for the Google v8 JavaScript toolkit.</dc:description>
    <dc:subject>Programming: C++</dc:subject>
    <meta:creation-date>2007-01-30T06:00:06</meta:creation-date>
    <dc:date>2009-03-07T03:47:54</dc:date>
    <meta:keyword>JavaScript ECMAScript SpiderMonkey v8 C++ ncurses</meta:keyword>
    <dc:language>en-GB</dc:language>
    <meta:editing-cycles>242</meta:editing-cycles>
    <meta:editing-duration>P2DT17H43M36S</meta:editing-duration>
    <meta:template xlink:type="simple" xlink:actuate="onRequest" xlink:href="../../../.openoffice.org2/user/template/s11.ott" xlink:title="s11" meta:date="2005-11-29T11:41:05"/>
    <meta:user-defined meta:name="Info 1"/>
    <meta:user-defined meta:name="Info 2"/>
    <meta:user-defined meta:name="Info 3"/>
    <meta:user-defined meta:name="Info 4"/>
    <meta:document-statistic meta:table-count="0" meta:image-count="0" meta:object-count="0" meta:page-count="13" meta:paragraph-count="382" meta:word-count="5951" meta:character-count="34897"/>
  </office:meta>
</office:document-meta>
</file>